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nsola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margin-bottom="0.1965in" fo:line-height="0.2222in" fo:margin-left="2.2263in" fo:margin-right="0.6118in" fo:text-indent="-2.1979in">
        <style:tab-stops>
          <style:tab-stop style:type="left" style:position="0.7944in"/>
        </style:tab-stops>
      </style:paragraph-properties>
      <style:text-properties fo:font-size="16pt" style:font-size-asian="16pt" style:font-size-complex="16pt"/>
    </style:style>
    <style:style style:name="P9" style:parent-style-name="Standard" style:family="paragraph">
      <style:paragraph-properties style:text-autospace="none" fo:margin-bottom="0.1965in" fo:line-height="0.2222in" fo:margin-left="2.2263in" fo:margin-right="0.6118in" fo:text-indent="-2.1979in">
        <style:tab-stops>
          <style:tab-stop style:type="left" style:position="0.7944in"/>
        </style:tab-stops>
      </style:paragraph-properties>
    </style:style>
    <style:style style:name="T10" style:parent-style-name="Fuentedepárrafopredeter.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T11" style:parent-style-name="Fuentedepárrafopredeter." style:family="text">
      <style:text-properties fo:letter-spacing="-0.0013in" fo:font-size="16pt" style:font-size-asian="16pt" style:font-size-complex="16pt"/>
    </style:style>
    <style:style style:name="P12" style:parent-style-name="Textbody" style:family="paragraph">
      <style:paragraph-properties fo:text-align="center" fo:margin-bottom="0.1965in"/>
      <style:text-properties fo:font-weight="bold" style:font-weight-asian="bold" style:font-weight-complex="bold" fo:letter-spacing="-0.0013in" fo:font-size="16pt" style:font-size-asian="16pt" style:font-size-complex="16pt" fo:language="es" fo:country="ES"/>
    </style:style>
    <style:style style:name="P13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14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15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16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17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18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19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20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21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22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23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24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25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26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27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28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29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30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31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32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33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34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35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36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37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38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39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40" style:parent-style-name="Standard" style:family="paragraph">
      <style:paragraph-properties fo:margin-bottom="0.1965in"/>
      <style:text-properties style:font-weight-complex="bold" fo:color="#1F497D" fo:language="es" fo:country="ES"/>
    </style:style>
    <style:style style:name="P41" style:parent-style-name="Standard" style:family="paragraph">
      <style:paragraph-properties fo:margin-bottom="0.1965in"/>
    </style:style>
    <style:style style:name="P42" style:parent-style-name="Standard" style:family="paragraph">
      <style:paragraph-properties fo:margin-bottom="0.1965in"/>
    </style:style>
  </office:automatic-styles>
  <office:body>
    <office:text text:use-soft-page-breaks="true">
      <text:p text:style-name="P1"/>
      <text:p text:style-name="P9"><text:span text:style-name="T10">Alumno/a:<text:s/></text:span><text:span text:style-name="T11">Manuel Ariza Serrano</text:span></text:p>
      <text:p text:style-name="P12">Estándares, variables y operadores</text:p>
      <text:list text:style-name="LFO3" text:continue-numbering="true">
        <text:list-item>
          <text:p text:style-name="P13">Define qué es ECMA</text:p>
        </text:list-item>
      </text:list>
      <text:p text:style-name="P14">Ecma International es una organización internacional basada en membresías de estándares para la comunicación y la información.<text:s/>La organización fue fundada en 1961 para estandarizar los sistemas computarizados en Europa. La membresía está abierta a las empresas que producen, comercializan o desarrollan sistemas computacionales o de comunicación en Europa.</text:p>
      <text:list text:style-name="LFO3" text:continue-numbering="true">
        <text:list-item>
          <text:p text:style-name="P15">Define qué es ECMA-262 y su relación con JavaScript. </text:p>
        </text:list-item>
      </text:list>
      <text:p text:style-name="P16">ECMAScript es una especificación de lenguaje de programación publicada por ECMA International. El desarrollo empezó en 1996 y estuvo basado en el popular lenguaje JavaScript propuesto como estándar por Netscape Communications Corporation. Actualmente está aceptado como el estándar ISO 16262.</text:p>
      <text:list text:style-name="LFO3" text:continue-numbering="true">
        <text:list-item>
          <text:p text:style-name="P17">Indica las dos últimas versiones del ECMA-262 y sus fechas de actualización.</text:p>
        </text:list-item>
      </text:list>
      <text:p text:style-name="P18">ECMAScript 6, cuyo nombre oficial es en realidad ECMAScript 2015. En su momento nos hicimos eco del lanzamiento y de sus novedades. Añade muchas cosas nuevas al lenguaje, algunas de las cuales se planeaban para la fallida versión 4, y otras son nuevas. Lleva el lenguaje a un nivel superior, con muchas mejoras en cuanto a sintaxis, pero también conceptos nuevos como los símbolos o las lambdas, o tipos de datos que no existían, estructuras mejoradas para iteración, etc, etc...</text:p>
      <text:p text:style-name="P19">ECMAScript 7, cuyo nombre oficial es ECMAScript 2016. En realidad lo que añade es mínimo: básicamente el operador de exponenciación y un método nuevo para las matrices que permite comprobar si existen ciertos elementos dentro de éstas.</text:p>
      <text:list text:style-name="LFO3" text:continue-numbering="true">
        <text:list-item>
          <text:p text:style-name="P20">Indica qué es ES5 y ES6</text:p>
        </text:list-item>
      </text:list>
      <text:p text:style-name="P21">ES5<text:s/>o ES2015 es el nuevo estándar de Javascript (versión 6) y tiene algunos cambios significativos en su sintaxis que permite escribir código de forma más rápida y limpia. Actualmente los navegadores y NodeJS usan la versión 5 o también conocido como ES5.</text:p>
      <text:p text:style-name="P22">ES6<text:s/>es el estándar que sigue JavaScript desde Junio de 2015. Hasta ese momento la versión de JS que estábamos usando en nuestros navegadores y Node.js, era la v5.</text:p>
      <text:list text:style-name="LFO3" text:continue-numbering="true">
        <text:list-item>
          <text:p text:style-name="P23">¿Qué sucede si se usa una variable sin declaración previa (let, var ó const)? Responde dentro y fuera de una función.</text:p>
        </text:list-item>
      </text:list>
      <text:p text:style-name="P24">Si se usa una variable sin declaración previa sube al principio de la función(si está dentro de una función) y al principio del programa(si no está en una función). Es lo que se conoce como hoisting.</text:p>
      <text:p text:style-name="P25"/>
      <text:soft-page-break/>
      <text:list text:style-name="LFO3" text:continue-numbering="true">
        <text:list-item>
          <text:p text:style-name="P26">Hoisting. Indica qué es.</text:p>
        </text:list-item>
      </text:list>
      <text:p text:style-name="P27">Es una característica que tiene JavaScript por la cual las variables que se usan sin declaración previa se subirían al principio de la función(si está en una función) o al principio del programa.</text:p>
      <text:list text:style-name="LFO3" text:continue-numbering="true">
        <text:list-item>
          <text:p text:style-name="P28">Tipos de datos en JavaScript.</text:p>
        </text:list-item>
      </text:list>
      <text:p text:style-name="P29">Javascript tiene seis tipos primitivos: Sin definir ( undefined ), Nulo ( null ), Lógicos ( boolean ), Numérico ( number ), Cadena ( string ), Símbolo ( symbol ).</text:p>
      <text:list text:style-name="LFO3" text:continue-numbering="true">
        <text:list-item>
          <text:p text:style-name="P30">Diferencia entre typeof y typeof(). Qué son y qué valores devuelven</text:p>
        </text:list-item>
      </text:list>
      <text:p text:style-name="P31">Con paréntesis es para agrupar varios datos y te los comprueba todos a la vez, mientras que sin paréntesis es para solo un dato.</text:p>
      <text:list text:style-name="LFO3" text:continue-numbering="true">
        <text:list-item>
          <text:p text:style-name="P32">Ámbito de bloque y ámbito de función. Indica qué son con respecto a la definición de las variables.</text:p>
        </text:list-item>
      </text:list>
      <text:p text:style-name="P33">De bloque se refiere a las estructuras de control como if, for, etc. Mientras que funciones son las funciones que te permite crear JavaScript.</text:p>
      <text:list text:style-name="LFO3" text:continue-numbering="true">
        <text:list-item>
          <text:p text:style-name="P34">Cuál es el operador exponencial.</text:p>
        </text:list-item>
      </text:list>
      <text:p text:style-name="P35">Es **.</text:p>
      <text:list text:style-name="LFO3" text:continue-numbering="true">
        <text:list-item>
          <text:p text:style-name="P36">¿Qué es el operador ternario? Indícalo con un ejemplo</text:p>
        </text:list-item>
      </text:list>
      <text:p text:style-name="P37">Es un operador utilizado en programación para estructuras condicionales. Un ejemplo: var max = ( num1 &gt; num2 ) ? num1 : num2 <text:s/></text:p>
      <text:list text:style-name="LFO3" text:continue-numbering="true">
        <text:list-item>
          <text:p text:style-name="P38">Indica diferencia entre el operador igualdad (==) y el operador identidad o igualdad estricta (===). Indícalo mediante un ejemplo.</text:p>
        </text:list-item>
      </text:list>
      <text:p text:style-name="P39">La diferencia es que el operador de == se usa para comparar dos datos sin tener en cuenta que sean del mismo tipo mientras que el operador === sí que lo tiene en cuenta.</text:p>
      <text:p text:style-name="P40"/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2" style:display-name="Título 2" style:family="paragraph" style:parent-style-name="Encabezado" style:next-style-name="Textbody" style:default-outline-level="2"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S" style:display-name="IN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2" style:family="text">
      <style:text-properties style:font-name="Consolas" style:font-name-asian="Andale Sans UI" style:font-name-complex="Courier New" fo:font-weight="bold" style:font-weight-asian="bold" fo:color="#333333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nsola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3437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8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style:text-autospace="none" fo:text-align="justify" fo:margin-top="0.009in" fo:line-height="0.1666in" fo:margin-left="0.0694in">
        <style:tab-stops/>
      </style:paragraph-properties>
    </style:style>
    <style:style style:name="T3" style:parent-style-name="Fuentedepárrafopredeter." style:family="text">
      <style:text-properties fo:letter-spacing="-0.0013in"/>
    </style:style>
    <style:style style:name="T4" style:parent-style-name="Fuentedepárrafopredeter." style:family="text">
      <style:text-properties fo:letter-spacing="-0.0013in"/>
    </style:style>
    <style:style style:name="T5" style:parent-style-name="Fuentedepárrafopredeter." style:family="text">
      <style:text-properties fo:letter-spacing="-0.0013in"/>
    </style:style>
    <style:style style:name="P6" style:parent-style-name="Standard" style:family="paragraph">
      <style:paragraph-properties style:text-autospace="none" fo:text-align="justify" fo:margin-top="0.0006in" fo:line-height="0.1527in" fo:margin-left="0.0694in">
        <style:tab-stops/>
      </style:paragraph-properties>
    </style:style>
    <style:style style:name="P7" style:parent-style-name="Standard" style:family="paragraph">
      <style:paragraph-properties style:text-autospace="none" fo:text-align="justify" fo:line-height="0.1388in"/>
      <style:text-properties fo:font-size="10pt" style:font-size-asian="10pt" style:font-size-complex="10pt"/>
    </style:style>
    <style:style style:name="P8" style:parent-style-name="Standard" style:family="paragraph">
      <style:paragraph-properties style:text-autospace="none" fo:text-align="justify" fo:line-height="0.1388in"/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text:line-break/></text:span><text:span text:style-name="T4">Curso y Ciclo:<text:s/></text:span><draw:frame draw:z-index="251659264" draw:style-name="a0" draw:name="gráficos1" text:anchor-type="paragraph" svg:x="5.73661in" svg:y="-0.01102in" svg:width="0.98543in" svg:height="0.77717in" style:rel-width="scale" style:rel-height="scale"><draw:image xlink:href="media/image1.emf" xlink:type="simple" xlink:show="embed" xlink:actuate="onLoad"/><svg:title/><svg:desc/></draw:frame><text:span text:style-name="T5">2º DAW</text:span></text:p>
        <text:p text:style-name="P6"><text:line-break/>Módulo: DIW</text:p>
        <text:p text:style-name="P7"/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nuel Ariza Serrano</meta:initial-creator>
    <dc:creator>Manuel Ariza Serrano</dc:creator>
    <meta:creation-date>2019-10-16T08:36:00Z</meta:creation-date>
    <dc:date>2019-10-16T08:36:00Z</dc:date>
    <meta:print-date>2012-11-26T06:21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72" meta:character-count="3717" meta:row-count="26" meta:non-whitespace-character-count="3152"/>
  </office:meta>
</office:document-meta>
</file>